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F00000320C8B8D1BB82EC3BEF.png" manifest:media-type="image/png"/>
  <manifest:file-entry manifest:full-path="Pictures/1000000100000A00000001D7EA3C4ABD11E6E020.png" manifest:media-type="image/png"/>
  <manifest:file-entry manifest:full-path="Pictures/100000010000020000000200910A763F635ACD40.png" manifest:media-type="image/png"/>
  <manifest:file-entry manifest:full-path="Pictures/10000000000001F4000001F434B0DBD7B994867C.jpg" manifest:media-type="image/jpeg"/>
  <manifest:file-entry manifest:full-path="Pictures/10000001000002FA0000032051C16EA450DDDFAA.png" manifest:media-type="image/png"/>
  <manifest:file-entry manifest:full-path="Pictures/10000001000000C8000000C83595EDFF89C760BD.png" manifest:media-type="image/png"/>
  <manifest:file-entry manifest:full-path="Pictures/10000001000005DC000005DC4D90E81AB9B57123.png" manifest:media-type="image/png"/>
  <manifest:file-entry manifest:full-path="Pictures/100000010000032000000421AB0607374F1AA6C0.png" manifest:media-type="image/png"/>
  <manifest:file-entry manifest:full-path="Pictures/1000000100000200000002007EF94DFEB2D5313A.png" manifest:media-type="image/png"/>
  <manifest:file-entry manifest:full-path="Pictures/10000001000003E8000003E8BC55B2ADC81A4D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5.215cm"/>
    </style:style>
    <style:style style:name="gr3" style:family="graphic" style:parent-style-name="objectwithoutfill">
      <style:graphic-properties svg:stroke-width="0.102cm" svg:stroke-color="#b2b2b2" draw:marker-start="Arrowheads_20_7" draw:marker-start-width="0.356cm" draw:marker-end="Arrowheads_20_2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b2b2b2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b2b2b2" draw:marker-start="Arrowheads_20_8" draw:marker-start-width="0.356cm" draw:marker-end="Arrowheads_20_9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withoutfill">
      <style:graphic-properties svg:stroke-width="0.102cm" svg:stroke-color="#b2b2b2" draw:marker-start="Arrowheads_20_3" draw:marker-start-width="0.356cm" draw:marker-end="Arrowheads_20_4" draw:marker-end-width="0.356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4.58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4.93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667cm" svg:height="6.667cm" svg:x="10.025cm" svg:y="8.92cm">
            <draw:image xlink:href="Pictures/10000001000003E8000003E8BC55B2ADC81A4D46.png" xlink:type="simple" xlink:show="embed" xlink:actuate="onLoad" draw:mime-type="image/png">
              <text:p/>
            </draw:image>
          </draw:frame>
          <draw:g>
            <draw:custom-shape draw:style-name="gr2" draw:text-style-name="P2" draw:layer="layout" svg:width="5.715cm" svg:height="3.493cm" svg:x="4.374cm" svg:y="4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1" draw:text-style-name="P1" draw:layer="layout" svg:width="2.222cm" svg:height="2.222cm" svg:x="5.209cm" svg:y="4.709cm">
                <draw:image xlink:href="Pictures/1000000100000200000002007EF94DFEB2D5313A.png" xlink:type="simple" xlink:show="embed" xlink:actuate="onLoad" draw:mime-type="image/png">
                  <text:p/>
                </draw:image>
              </draw:frame>
              <draw:frame draw:style-name="gr1" draw:text-style-name="P1" draw:layer="layout" svg:width="1.922cm" svg:height="2.54cm" svg:x="7.331cm" svg:y="4.591cm">
                <draw:image xlink:href="Pictures/100000010000032000000421AB0607374F1AA6C0.png" xlink:type="simple" xlink:show="embed" xlink:actuate="onLoad" draw:mime-type="image/png">
                  <text:p/>
                </draw:image>
              </draw:frame>
            </draw:g>
          </draw:g>
          <draw:g>
            <draw:custom-shape draw:style-name="gr2" draw:text-style-name="P2" draw:layer="layout" svg:width="5.715cm" svg:height="3.493cm" svg:x="10.942cm" svg:y="4.158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1" draw:text-style-name="P1" draw:layer="layout" svg:width="3.81cm" svg:height="3.81cm" svg:x="12.847cm" svg:y="3.84cm">
                <draw:image xlink:href="Pictures/10000001000005DC000005DC4D90E81AB9B57123.png" xlink:type="simple" xlink:show="embed" xlink:actuate="onLoad" draw:mime-type="image/png">
                  <text:p/>
                </draw:image>
              </draw:frame>
              <draw:frame draw:style-name="gr1" draw:text-style-name="P1" draw:layer="layout" svg:width="2.222cm" svg:height="2.222cm" svg:x="10.942cm" svg:y="4.793cm">
                <draw:image xlink:href="Pictures/1000000100000200000002007EF94DFEB2D5313A.png" xlink:type="simple" xlink:show="embed" xlink:actuate="onLoad" draw:mime-type="image/png">
                  <text:p/>
                </draw:image>
              </draw:frame>
            </draw:g>
          </draw:g>
          <draw:line draw:style-name="gr3" draw:text-style-name="P1" draw:layer="layout" svg:x1="13.317cm" svg:y1="9.255cm" svg:x2="13.317cm" svg:y2="13.065cm">
            <text:p/>
          </draw:line>
          <draw:frame draw:style-name="gr1" draw:text-style-name="P1" draw:layer="layout" svg:width="4.338cm" svg:height="4.338cm" svg:x="14.97cm" svg:y="14.97cm">
            <draw:image xlink:href="Pictures/10000001000000C8000000C83595EDFF89C760BD.png" xlink:type="simple" xlink:show="embed" xlink:actuate="onLoad" draw:mime-type="image/png">
              <text:p/>
            </draw:image>
          </draw:frame>
          <draw:line draw:style-name="gr4" draw:text-style-name="P1" draw:layer="layout" svg:x1="4.91cm" svg:y1="9.255cm" svg:x2="14.5cm" svg:y2="9.255cm">
            <text:p/>
          </draw:line>
          <draw:line draw:style-name="gr5" draw:text-style-name="P1" draw:layer="layout" svg:x1="13.8cm" svg:y1="7.65cm" svg:x2="13.8cm" svg:y2="9.238cm">
            <text:p/>
          </draw:line>
          <draw:line draw:style-name="gr5" draw:text-style-name="P1" draw:layer="layout" svg:x1="6.18cm" svg:y1="7.65cm" svg:x2="6.18cm" svg:y2="9.238cm">
            <text:p/>
          </draw:line>
          <draw:frame draw:style-name="gr6" draw:text-style-name="P1" draw:layer="layout" svg:width="1.905cm" svg:height="2cm" svg:x="2.37cm" svg:y="5.015cm">
            <draw:image xlink:href="Pictures/10000001000002FA0000032051C16EA450DDDFAA.png" xlink:type="simple" xlink:show="embed" xlink:actuate="onLoad" draw:mime-type="image/png">
              <text:p/>
            </draw:image>
          </draw:frame>
          <draw:frame draw:style-name="gr1" draw:text-style-name="P1" draw:layer="layout" svg:width="7.513cm" svg:height="7.513cm" svg:x="17.934cm" svg:y="5.762cm">
            <draw:image xlink:href="Pictures/10000000000001F4000001F434B0DBD7B994867C.jpg" xlink:type="simple" xlink:show="embed" xlink:actuate="onLoad" draw:mime-type="image/jpeg">
              <text:p/>
            </draw:image>
          </draw:frame>
          <draw:line draw:style-name="gr7" draw:text-style-name="P1" draw:layer="layout" svg:x1="14.335cm" svg:y1="12.747cm" svg:x2="16.24cm" svg:y2="15.605cm">
            <text:p/>
          </draw:line>
          <draw:line draw:style-name="gr7" draw:text-style-name="P1" draw:layer="layout" svg:x1="18.145cm" svg:y1="15.605cm" svg:x2="20.05cm" svg:y2="12.747cm">
            <text:p/>
          </draw:line>
          <draw:g>
            <draw:custom-shape draw:style-name="gr8" draw:text-style-name="P2" draw:layer="layout" svg:width="5.08cm" svg:height="2.858cm" svg:x="4.21cm" svg:y="10.8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1.905cm" svg:height="1.905cm" svg:x="4.727cm" svg:y="11.241cm">
              <draw:image xlink:href="Pictures/100000010000020000000200910A763F635ACD40.png" xlink:type="simple" xlink:show="embed" xlink:actuate="onLoad" draw:mime-type="image/png">
                <text:p/>
              </draw:image>
            </draw:frame>
            <draw:frame draw:style-name="gr9" draw:text-style-name="P1" draw:layer="layout" svg:width="1.957cm" svg:height="1.905cm" svg:x="6.949cm" svg:y="11.241cm">
              <draw:image xlink:href="Pictures/1000000100000A00000001D7EA3C4ABD11E6E020.png" xlink:type="simple" xlink:show="embed" xlink:actuate="onLoad" draw:mime-type="image/png">
                <text:p/>
              </draw:image>
            </draw:frame>
          </draw:g>
          <draw:line draw:style-name="gr5" draw:text-style-name="P1" draw:layer="layout" svg:x1="7.667cm" svg:y1="9.254cm" svg:x2="7.667cm" svg:y2="10.842cm">
            <text:p/>
          </draw:line>
          <draw:frame draw:style-name="gr1" draw:text-style-name="P1" draw:layer="layout" svg:width="2.291cm" svg:height="2.44cm" svg:x="1.566cm" svg:y="10.842cm">
            <draw:image xlink:href="Pictures/10000001000002EF00000320C8B8D1BB82EC3BEF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09:39:16.835574597</meta:creation-date>
    <dc:date>2023-05-23T15:31:10.763047045</dc:date>
    <meta:editing-duration>PT4H12M14S</meta:editing-duration>
    <meta:editing-cycles>7</meta:editing-cycles>
    <meta:generator>LibreOffice/7.3.7.2$Linux_X86_64 LibreOffice_project/30$Build-2</meta:generator>
    <meta:document-statistic meta:object-count="27"/>
  </office:meta>
</office:document-meta>
</file>